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text-properties fo:language="nn" fo:country="NO" style:font-size-complex="14pt"/>
    </style:style>
    <style:style style:name="P3" style:family="paragraph" style:parent-style-name="Standard">
      <style:text-properties style:font-style-complex="italic"/>
    </style:style>
    <style:style style:name="P4" style:family="paragraph" style:parent-style-name="Standard" style:list-style-name="">
      <loext:graphic-properties draw:fill="solid" draw:fill-color="#ffffff"/>
      <style:paragraph-properties fo:margin-left="0cm" fo:margin-right="0.979cm" fo:text-indent="0cm" style:auto-text-indent="false" fo:background-color="#ffffff"/>
    </style:style>
    <style:style style:name="T1" style:family="text">
      <style:text-properties style:font-size-complex="14pt"/>
    </style:style>
    <style:style style:name="T2" style:family="text">
      <style:text-properties fo:language="nn" fo:country="NO" style:font-size-complex="14pt"/>
    </style:style>
    <style:style style:name="T3" style:family="text">
      <style:text-properties style:font-size-complex="10pt" style:font-style-complex="italic"/>
    </style:style>
    <style:style style:name="T4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psummering </text:h>
      <text:p text:style-name="Standard"/>
      <text:p text:style-name="Standard">Resultatene presentert i denne rapporten viser at det ikke er funnet markante forskjeller i helse mellom den samiske og den ikke-samiske del av befolkningen, slik det er rapportert for noen andre urfolksgrupper.</text:p>
      <text:p text:style-name="Standard"/>
      <text:h text:style-name="P4" text:outline-level="3"><text:span text:style-name="T1">Antall sysselsatte i primærnæringene reindrift, jordbruk og fiske i samiske bosetningsområder er redusert i løpet av de siste tiårene. </text:span></text:h>
      <text:p text:style-name="Standard">Nedgangen i antall årsverk i samisk reindrift utgjør i gjennomsnitt 16 prosent for tidsrommet 1990–2008. I samme tidsrom ble antall fiskere i de fleste kommunene innenfor SUF-området redusert med mellom 50 og 60 prosent. Innen jordbruk gir nedgangen i antall gårdsbruk på nærmere 60 prosent i SUF-området i tidsrommet 1989–2005 en indikasjon på at antall sysselsatte også i denne næringen er sterkt redusert.</text:p>
      <text:p text:style-name="P2"/>
      <text:p text:style-name="Standard"><text:span text:style-name="T2">I de tre årene</text:span><text:span text:style-name="T1"> fra</text:span><text:span text:style-name="T2"> 2006 til 2009 gikk tallet på</text:span><text:span text:style-name="T1"> grunnskoleelever</text:span><text:span text:style-name="T2"> med opplæring i Samisk som andrespråk ned med 593 elever. Det vil si at faget</text:span><text:span text:style-name="T1"> mistet</text:span><text:span text:style-name="T2"> 29 % av</text:span><text:span text:style-name="T1"> elevene</text:span><text:span text:style-name="T2"> sine de tre siste årene. I den</text:span><text:span text:style-name="T1"> samme</text:span><text:span text:style-name="T2"> perioden gikk</text:span><text:span text:style-name="T1"> tallet</text:span><text:span text:style-name="T2"> på samiske</text:span><text:span text:style-name="T1"> barnehager</text:span><text:span text:style-name="T2"> ned</text:span><text:span text:style-name="T1"> fra</text:span><text:span text:style-name="T2"> 67 til 60. Det</text:span><text:span text:style-name="T1"> samlede tallet</text:span><text:span text:style-name="T2"> på barn som er i samiskspråklige</text:span><text:span text:style-name="T1"> barnehagetilbud</text:span><text:span text:style-name="T2">, gikk også noe ned, men</text:span><text:span text:style-name="T1"> tallet</text:span><text:span text:style-name="T2"> på</text:span><text:span text:style-name="T1"> grunnskoleelever</text:span><text:span text:style-name="T2"> med Samisk som førstespråk har</text:span><text:span text:style-name="T1"> holdt</text:span><text:span text:style-name="T2"> seg relativt stabilt i denne perioden. </text:span></text:p>
      <text:p text:style-name="Standard"/>
      <text:p text:style-name="Standard"><text:span text:style-name="T3">Utdanningsnivået blant befolkningen mellom 24 og 65 år i SUF-området (Sametingets område for bevilging av tilskudd) viser at det er flere som ikke har gjennomført videregående opplæring enn landsgjennomsnittet. På den annen side har kvinner i SUF-området en relativt høy andel som har fullført universitets- eller høgskoleutdanning. I spredtbygde strøk er andelen høyere enn landsgjennomsnittet, mens den er litt under i tettsteder. Blant menn i SUF-området er andelen av dem som har universitets- eller høgskoleutdanning, lavere enn landsgjennomsnittet, spesielt gjelder det på tettsteder.</text:span></text:p>
      <text:p text:style-name="P3"/>
      <text:p text:style-name="Standard"><text:span text:style-name="T4">Gjennomstrømmingen i den videregående skolen viser også at færre fra SUF-området fullfører på normert tid og flere slutter. Det gjelder særlig blant guttene. Dette bildet er tydeligst på yrkesfaglig studieretning. Denne situasjonen har endret seg lite over tid.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4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4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4pt" fo:language="se" fo:country="NO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1.058cm" loext:contextual-spacing="false" fo:text-align="start" style:justify-single-word="false" fo:keep-with-next="always"/>
      <style:text-properties fo:font-size="28pt" fo:font-weight="bold" style:letter-kerning="true" style:font-size-asian="28pt" style:font-weight-asian="bold" style:font-name-complex="Arial" style:font-family-complex="Arial" style:font-family-generic-complex="system" style:font-pitch-complex="variable" style:font-size-complex="2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8pt" fo:language="se" fo:country="NO" fo:font-weight="bold" style:letter-kerning="true" style:font-name-asian="Times New Roman1" style:font-family-asian="'Times New Roman'" style:font-family-generic-asian="system" style:font-pitch-asian="variable" style:font-size-asian="28pt" style:font-weight-asian="bold" style:font-name-complex="Arial" style:font-family-complex="Arial" style:font-family-generic-complex="system" style:font-pitch-complex="variable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it humfak</meta:initial-creator>
    <dc:creator>uit humfak</dc:creator>
    <meta:editing-cycles>1</meta:editing-cycles>
    <meta:creation-date>2015-01-21T16:01:00</meta:creation-date>
    <dc:date>2015-01-21T16:01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319" meta:character-count="2078" meta:non-whitespace-character-count="17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